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cm" svg:stroke-color="#000000" draw:marker-start-width="0.201cm" draw:marker-end-width="0.201cm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018cm" svg:stroke-color="#000000" draw:marker-start-width="0.229cm" draw:marker-end-width="0.229cm" draw:fill-color="#cccccc" draw:textarea-horizontal-align="justify" draw:textarea-vertical-align="middle" draw:auto-grow-height="false" fo:padding-top="0.134cm" fo:padding-bottom="0.134cm" fo:padding-left="0.259cm" fo:padding-right="0.259cm"/>
    </style:style>
    <style:style style:name="gr3" style:family="graphic" style:parent-style-name="standard">
      <style:graphic-properties draw:stroke="dash" draw:stroke-dash="Ultrafine_20_Dashed" svg:stroke-width="0cm" svg:stroke-color="#000000" draw:marker-start-width="0.201cm" draw:marker-end-width="0.201cm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objectwithoutfill">
      <style:graphic-properties draw:marker-start-width="0.176cm" draw:marker-end="Arrow" draw:marker-end-width="0.106cm" draw:fill="none" draw:textarea-vertical-align="middle"/>
    </style:style>
    <style:style style:name="gr5" style:family="graphic" style:parent-style-name="objectwithoutfill">
      <style:graphic-properties svg:stroke-width="0.018cm" draw:marker-start-width="0.229cm" draw:marker-end="Arrow" draw:marker-end-width="0.169cm" draw:fill="none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draw:marker-end="Arrow" draw:marker-end-width="0.106cm" draw:fill="none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marker-end-width="0.106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top="0cm" fo:margin-bottom="0.035cm" fo:text-align="start">
        <style:tab-stops/>
      </style:paragraph-properties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margin-top="0cm" fo:margin-bottom="0.035cm" fo:text-align="start">
        <style:tab-stops/>
      </style:paragraph-properties>
      <style:text-properties fo:font-family="FreeSerif" style:font-family-generic="roman" style:font-pitch="variable" fo:font-size="8pt" style:font-size-asian="8pt" style:font-size-complex="8pt"/>
    </style:style>
    <style:style style:name="P4" style:family="paragraph">
      <style:paragraph-properties fo:text-align="start">
        <style:tab-stops/>
      </style:paragraph-properties>
      <style:text-properties fo:font-family="FreeSerif" style:font-family-generic="roman" style:font-pitch="variable"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family="FreeSerif" style:font-family-generic="roman" style:font-pitch="variable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line-height="160%" fo:text-align="start">
        <style:tab-stops/>
      </style:paragraph-properties>
    </style:style>
    <style:style style:name="P8" style:family="paragraph">
      <style:paragraph-properties fo:line-height="160%" fo:text-align="start">
        <style:tab-stops/>
      </style:paragraph-properties>
      <style:text-properties fo:font-family="FreeSerif" style:font-family-generic="roman" style:font-pitch="variable" fo:font-size="8pt" style:font-size-asian="8pt" style:font-size-complex="8pt"/>
    </style:style>
    <style:style style:name="P9" style:family="paragraph">
      <style:paragraph-properties fo:line-height="120%" fo:text-align="start">
        <style:tab-stops/>
      </style:paragraph-properties>
    </style:style>
    <style:style style:name="P10" style:family="paragraph">
      <style:paragraph-properties fo:line-height="120%" fo:text-align="start">
        <style:tab-stops/>
      </style:paragraph-properties>
      <style:text-properties fo:font-family="FreeSerif" style:font-family-generic="roman" style:font-pitch="variable" fo:font-size="7pt" style:font-size-asian="7pt" style:font-size-complex="7pt"/>
    </style:style>
    <style:style style:name="P11" style:family="paragraph">
      <style:text-properties fo:color="#666666" fo:font-family="FreeSerif" style:font-family-generic="roman" style:font-pitch="variable" fo:font-size="6pt" style:font-size-asian="6pt" style:font-weight-asian="normal" style:font-size-complex="6pt"/>
    </style:style>
    <style:style style:name="P12" style:family="paragraph">
      <style:paragraph-properties fo:text-align="center"/>
      <style:text-properties fo:color="#666666" fo:font-family="FreeSerif" style:font-family-generic="roman" style:font-pitch="variable" fo:font-size="6pt" style:font-size-asian="6pt" style:font-weight-asian="normal" style:font-size-complex="6pt"/>
    </style:style>
    <style:style style:name="T1" style:family="text">
      <style:text-properties fo:font-family="FreeSerif" style:font-family-generic="roman" style:font-pitch="variable" fo:font-size="8pt" style:font-size-asian="8pt" style:font-size-complex="8pt"/>
    </style:style>
    <style:style style:name="T2" style:family="text">
      <style:text-properties fo:font-family="FreeMono" style:font-family-generic="modern" style:font-pitch="fixed" fo:font-size="7pt" style:font-size-asian="7pt" style:font-size-complex="7pt"/>
    </style:style>
    <style:style style:name="T3" style:family="text">
      <style:text-properties fo:font-family="FreeSerif" style:font-family-generic="roman" style:font-pitch="variable" fo:font-size="8pt" fo:font-weight="bold" style:font-size-asian="8pt" style:font-weight-asian="bold" style:font-size-complex="8pt" style:font-weight-complex="bold"/>
    </style:style>
    <style:style style:name="T4" style:family="text">
      <style:text-properties fo:font-family="FreeSerif" style:font-family-generic="roman" style:font-pitch="variable" fo:font-size="7pt" style:font-size-asian="7pt" style:font-size-complex="7pt"/>
    </style:style>
    <style:style style:name="T5" style:family="text">
      <style:text-properties fo:font-family="FreeMono" style:font-family-generic="modern" style:font-pitch="fixed" fo:font-size="6pt" style:font-size-asian="6pt" style:font-size-complex="6pt"/>
    </style:style>
    <style:style style:name="T6" style:family="text">
      <style:text-properties fo:color="#666666" fo:font-family="FreeSerif" style:font-family-generic="roman" style:font-pitch="variable" fo:font-size="6pt" style:font-size-asian="6pt" style:font-weight-asian="normal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xml:id="id6" draw:id="id6" draw:layer="layout" svg:width="2cm" svg:height="0.976cm" svg:x="0.8cm" svg:y="2.712cm">
          <text:p text:style-name="P1"><text:span text:style-name="T1">Translator</text:span></text:p>
          <text:p text:style-name="P2"><text:span text:style-name="T2">tpl2cpp</text:span></text:p>
          <text:p text:style-name="P2"><text:span text:style-name="T2">tpl2r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8" draw:id="id8" draw:layer="layout" svg:width="2cm" svg:height="0.496cm" svg:x="0.8cm" svg:y="5.956cm">
          <text:p text:style-name="P2"><text:span text:style-name="T1">C++ 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1" draw:id="id1" draw:layer="layout" svg:width="2.2cm" svg:height="1.2cm" svg:x="3.3cm" svg:y="1.088cm">
          <text:p text:style-name="P5"><text:span text:style-name="T3">TPL</text:span></text:p>
          <text:p text:style-name="P5"><text:span text:style-name="T3">source c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3" draw:id="id3" draw:layer="layout" svg:width="2.2cm" svg:height="1.2cm" svg:x="3.3cm" svg:y="4.1cm">
          <text:p text:style-name="P5"><text:span text:style-name="T3">C++</text:span></text:p>
          <text:p text:style-name="P5"><text:span text:style-name="T3">source c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4" draw:id="id4" draw:layer="layout" svg:width="2.2cm" svg:height="1.2cm" svg:x="3.3cm" svg:y="7.1cm">
          <text:p text:style-name="P5"><text:span text:style-name="T3">Excutable 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2" draw:id="id2" draw:layer="layout" svg:width="3.025cm" svg:height="0.776cm" svg:x="6.174cm" svg:y="2.799cm">
          <text:p text:style-name="P7"><text:span text:style-name="T4">Error message from tpl2xxx</text:span></text:p>
          <text:p text:style-name="P7"><text:span text:style-name="T5">Error in line 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5" draw:id="id5" draw:layer="layout" svg:width="3.026cm" svg:height="0.776cm" svg:x="6.174cm" svg:y="5.808cm">
          <text:p text:style-name="P9"><text:span text:style-name="T4">Error message from <text:s text:c="12"/></text:span></text:p>
          <text:p text:style-name="P9"><text:span text:style-name="T4">C++ 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4.4cm" svg:y1="2.288cm" svg:x2="6.174cm" svg:y2="3.187cm" draw:start-shape="id1" draw:start-glue-point="8" draw:end-shape="id2" draw:end-glue-point="3" svg:d="m4400 2288c0 600 591 899 1774 899" svg:viewBox="0 0 1775 900">
          <text:p/>
        </draw:connector>
        <draw:connector draw:style-name="gr4" draw:text-style-name="P5" draw:layer="layout" draw:type="curve" svg:x1="7.686cm" svg:y1="2.799cm" svg:x2="5.5cm" svg:y2="1.688cm" draw:start-shape="id2" draw:start-glue-point="0" draw:end-shape="id1" draw:end-glue-point="10" svg:d="m7686 2799c0-741-728-1111-2186-1111" svg:viewBox="0 0 2187 1112">
          <text:p/>
        </draw:connector>
        <draw:connector draw:style-name="gr5" draw:text-style-name="P5" xml:id="id7" draw:id="id7" draw:layer="layout" draw:type="line" svg:x1="4.4cm" svg:y1="2.288cm" svg:x2="4.4cm" svg:y2="4.1cm" draw:start-shape="id1" draw:start-glue-point="8" draw:end-shape="id3" draw:end-glue-point="4" svg:d="m4400 2288v1812" svg:viewBox="0 0 1 1813">
          <text:p/>
        </draw:connector>
        <draw:connector draw:style-name="gr5" draw:text-style-name="P5" xml:id="id9" draw:id="id9" draw:layer="layout" draw:type="line" svg:x1="4.4cm" svg:y1="5.3cm" svg:x2="4.4cm" svg:y2="7.1cm" draw:start-shape="id3" draw:start-glue-point="8" draw:end-shape="id4" draw:end-glue-point="4" svg:d="m4400 5300v1800" svg:viewBox="0 0 1 1801">
          <text:p/>
        </draw:connector>
        <draw:connector draw:style-name="gr6" draw:text-style-name="P5" draw:layer="layout" draw:type="curve" svg:x1="4.4cm" svg:y1="5.3cm" svg:x2="6.174cm" svg:y2="6.196cm" draw:start-shape="id3" draw:start-glue-point="8" draw:end-shape="id5" svg:d="m4400 5300c0 598 591 896 1774 896" svg:viewBox="0 0 1775 897">
          <text:p/>
        </draw:connector>
        <draw:connector draw:style-name="gr6" draw:text-style-name="P5" draw:layer="layout" draw:type="curve" draw:line-skew="0.595cm -0.318cm" svg:x1="9.2cm" svg:y1="6.196cm" svg:x2="4.4cm" svg:y2="1.088cm" draw:start-shape="id5" draw:start-glue-point="1" draw:end-shape="id1" draw:end-glue-point="4" svg:d="m9200 6196c1644 0 1370-2968-241-4555s-4559-1793-4559-553" svg:viewBox="0 0 5909 5912">
          <text:p/>
        </draw:connector>
        <draw:connector draw:style-name="gr7" draw:text-style-name="P5" draw:layer="layout" draw:type="curve" svg:x1="7.687cm" svg:y1="5.808cm" svg:x2="5.5cm" svg:y2="4.7cm" draw:start-shape="id5" draw:start-glue-point="0" draw:end-shape="id3" svg:d="m7687 5808c0-739-729-1108-2187-1108" svg:viewBox="0 0 2188 1109">
          <text:p/>
        </draw:connector>
        <draw:frame draw:style-name="gr8" draw:text-style-name="P11" draw:layer="layout" svg:width="1.082cm" svg:height="0.506cm" draw:transform="rotate (-0.268606171881927) translate (6.311cm 4.629cm)">
          <draw:text-box>
            <text:p><text:span text:style-name="T6">inspect</text:span></text:p>
          </draw:text-box>
        </draw:frame>
        <draw:frame draw:style-name="gr8" draw:text-style-name="P11" draw:layer="layout" svg:width="1.112cm" svg:height="0.506cm" draw:transform="rotate (-0.268606171881927) translate (6.18cm 0.176cm)">
          <draw:text-box>
            <text:p><text:span text:style-name="T6">modify</text:span></text:p>
          </draw:text-box>
        </draw:frame>
        <draw:frame draw:style-name="gr8" draw:text-style-name="P12" draw:layer="layout" svg:width="1.332cm" svg:height="0.761cm" draw:transform="rotate (-0.268606171881927) translate (6.2cm 1.572cm)">
          <draw:text-box>
            <text:p text:style-name="P5"><text:span text:style-name="T6">inspect</text:span><text:span text:style-name="T6"><text:line-break/></text:span><text:span text:style-name="T6">&amp; modify</text:span></text:p>
          </draw:text-box>
        </draw:frame>
        <draw:connector draw:style-name="gr9" draw:text-style-name="P5" draw:layer="layout" draw:type="line" svg:x1="2.8cm" svg:y1="3.2cm" svg:x2="4.4cm" svg:y2="3.194cm" draw:start-shape="id6" draw:start-glue-point="1" draw:end-shape="id7" draw:end-glue-point="0" svg:d="m2800 3200 1600-6" svg:viewBox="0 0 1601 7">
          <text:p/>
        </draw:connector>
        <draw:connector draw:style-name="gr9" draw:text-style-name="P5" draw:layer="layout" draw:type="line" svg:x1="2.8cm" svg:y1="6.204cm" svg:x2="4.4cm" svg:y2="6.2cm" draw:start-shape="id8" draw:start-glue-point="1" draw:end-shape="id9" draw:end-glue-point="0" svg:d="m2800 6204 1600-4" svg:viewBox="0 0 1601 5">
          <text:p/>
        </draw:connector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s" fo:country="I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1cm" fo:text-indent="0cm"/>
      <style:text-properties style:use-window-font-color="true" style:text-outline="false" style:text-line-through-style="none" fo:font-family="Arial" style:font-family-generic="roman" style:font-pitch="variable" fo:font-size="12.8999996185303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6cm" fo:text-indent="0cm"/>
      <style:text-properties fo:font-size="11.300000190734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2cm" fo:text-indent="0cm"/>
      <style:text-properties fo:font-size="9.6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8cm" fo:text-indent="0cm"/>
      <style:text-properties fo:font-size="8.1000003814697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cm" fo:text-indent="0cm"/>
      <style:text-properties fo:font-size="8.1000003814697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cm" fo:text-indent="0cm"/>
      <style:text-properties fo:font-size="8.1000003814697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cm" fo:text-indent="0cm"/>
      <style:text-properties fo:font-size="8.1000003814697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cm" fo:text-indent="0cm"/>
      <style:text-properties fo:font-size="8.1000003814697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cm" fo:text-indent="0cm"/>
      <style:text-properties fo:font-size="8.1000003814697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7.7000007629395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.936cm" fo:page-height="8.46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967cm" svg:x="1cm" svg:y="2.789cm"/>
      <draw:page-thumbnail draw:layer="backgroundobjects" svg:width="8.999cm" svg:height="6.967cm" svg:x="1cm" svg:y="11.365cm"/>
      <draw:page-thumbnail draw:layer="backgroundobjects" svg:width="8.999cm" svg:height="6.967cm" svg:x="1cm" svg:y="19.941cm"/>
      <draw:page-thumbnail draw:layer="backgroundobjects" svg:width="8.999cm" svg:height="6.967cm" svg:x="11cm" svg:y="2.789cm"/>
      <draw:page-thumbnail draw:layer="backgroundobjects" svg:width="8.999cm" svg:height="6.967cm" svg:x="11cm" svg:y="11.365cm"/>
      <draw:page-thumbnail draw:layer="backgroundobjects" svg:width="8.999cm" svg:height="6.967cm" svg:x="11cm" svg:y="19.941cm"/>
    </style:handout-master>
    <style:master-page style:name="Default" style:page-layout-name="PM1" draw:style-name="Mdp1">
      <draw:frame presentation:style-name="Default-title" draw:layer="backgroundobjects" svg:width="9.842cm" svg:height="1.414cm" svg:x="0.546cm" svg:y="0.337cm" presentation:class="title" presentation:placeholder="true">
        <draw:text-box/>
      </draw:frame>
      <draw:frame presentation:style-name="Default-outline1" draw:layer="backgroundobjects" svg:width="9.842cm" svg:height="8.917cm" svg:x="0.546cm" svg:y="1.981cm" presentation:class="outline" presentation:placeholder="true">
        <draw:text-box/>
      </draw:frame>
      <draw:frame presentation:style-name="Mpr1" draw:text-style-name="MP1" draw:layer="backgroundobjects" svg:width="2.548cm" svg:height="0.584cm" svg:x="0.546cm" svg:y="7.7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466cm" svg:height="0.584cm" svg:x="3.74cm" svg:y="7.7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548cm" svg:height="0.584cm" svg:x="7.841cm" svg:y="7.7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4T13:43:06</meta:creation-date>
    <dc:date>2013-06-24T15:01:06</dc:date>
    <meta:editing-duration>PT1H12M19S</meta:editing-duration>
    <meta:editing-cycles>15</meta:editing-cycles>
    <meta:generator>LibreOffice/3.6$Linux_X86_64 LibreOffice_project/360m1$Build-2</meta:generator>
    <meta:keyword>2013-06-24 Arni Magnusson redesigned from original bitmap</meta:keyword>
    <meta:document-statistic meta:object-count="40"/>
  </office:meta>
</office:document-meta>
</file>